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44.24mm"/>
    </style:style>
    <style:style style:name="co4" style:family="table-column">
      <style:table-column-properties fo:break-before="auto" style:column-width="43.13mm"/>
    </style:style>
    <style:style style:name="co5" style:family="table-column">
      <style:table-column-properties fo:break-before="auto" style:column-width="149.79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ta1" style:family="table" style:master-page-name="PageStyle_5f_tests">
      <style:table-properties table:display="true" style:writing-mode="lr-tb"/>
    </style:style>
    <style:style style:name="ta2" style:family="table" style:master-page-name="PageStyle_5f_rules">
      <style:table-properties table:display="true" style:writing-mode="lr-tb"/>
    </style:style>
    <style:style style:name="ce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rotation-align="non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tests.$H$1:.$H$30])" table:allow-empty-cell="true" table:display-list="unsorted" table:base-cell-address="tests.B1">
          <table:error-message table:message-type="stop" table:display="true"/>
        </table:content-validation>
        <table:content-validation table:name="val2" table:condition="of:cell-content-is-in-list(&quot;1 Mississippi&quot;;&quot;2 Mississippi&quot;;&quot;3 Mississippi&quot;;&quot;4 Mississippi&quot;;&quot;5 Mississippi&quot;;&quot;6 Mississippi&quot;;&quot;7 Mississippi&quot;;&quot;8 Mississippi&quot;;&quot;9 Mississippi&quot;;&quot;10 Mississippi&quot;;&quot;11 Mississippi&quot;;&quot;12 Mississippi&quot;;&quot;13 Mississippi&quot;;&quot;14 Mississippi&quot;;&quot;15 Mississippi&quot;;&quot;16 Mississippi&quot;;&quot;17 Mississippi&quot;;&quot;18 Mississippi&quot;)" table:allow-empty-cell="true" table:display-list="unsorted" table:base-cell-address="tests.B2">
          <table:error-message table:message-type="stop" table:display="true"/>
        </table:content-validation>
        <table:content-validation table:name="val3" table:condition="of:cell-content-is-in-list(&quot;1 Mississippi&quot;;&quot;2 Mississippi&quot;;&quot;3 Mississippi&quot;;&quot;4 Mississippi&quot;;&quot;5 Mississippi&quot;;&quot;6 Mississippi&quot;;&quot;7 Mississippi&quot;;&quot;8 Mississippi&quot;;&quot;9 Mississippi&quot;;&quot;10 Mississippi&quot;;&quot;11 Mississippi&quot;;&quot;12 Mississippi&quot;;&quot;13 Mississippi&quot;;&quot;14 Mississippi&quot;;&quot;15 Mississippi&quot;;&quot;16 Mississippi&quot;;&quot;17 Mississippi&quot;;&quot;18 Miss,,,,ippi&quot;)" table:allow-empty-cell="true" table:display-list="unsorted" table:base-cell-address="tests.B3">
          <table:error-message table:message-type="stop" table:display="true"/>
        </table:content-validation>
        <table:content-validation table:name="val4" table:condition="of:cell-content-is-whole-number() and cell-content()=1.11111111122222E+299" table:allow-empty-cell="true" table:base-cell-address="rules.B11">
          <table:error-message table:message-type="stop" table:display="true"/>
        </table:content-validation>
        <table:content-validation table:name="val5" table:condition="of:cell-content-is-date() and cell-content()=m1ss1ss1pp1" table:allow-empty-cell="true" table:base-cell-address="rules.B12">
          <table:error-message table:message-type="stop" table:display="true"/>
        </table:content-validation>
        <table:content-validation table:name="val6" table:condition="of:cell-content-is-time() and cell-content()=m1s s1s s1pp1" table:allow-empty-cell="true" table:base-cell-address="rules.B13">
          <table:error-message table:message-type="stop" table:display="true"/>
        </table:content-validation>
      </table:content-validations>
      <table:table table:name="tes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Cell Range</text:p>
          </table:table-cell>
          <table:table-cell table:style-name="ce1" table:content-validation-name="val1"/>
          <table:table-cell table:number-columns-repeated="5"/>
          <table:table-cell office:value-type="string" calcext:value-type="string">
            <text:p>1 Mississipp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st</text:p>
          </table:table-cell>
          <table:table-cell table:style-name="ce2" table:content-validation-name="val2"/>
          <table:table-cell table:number-columns-repeated="5"/>
          <table:table-cell office:value-type="string" calcext:value-type="string">
            <text:p>2 Mississipp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st[254] = ','</text:p>
          </table:table-cell>
          <table:table-cell table:style-name="ce2" table:content-validation-name="val3"/>
          <table:table-cell table:number-columns-repeated="5"/>
          <table:table-cell office:value-type="string" calcext:value-type="string">
            <text:p>3 Mississippi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4 Mississippi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5 Mississippi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6 Mississippi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7 Mississippi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8 Mississippi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9 Mississippi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10 Mississippi</text:p>
          </table:table-cell>
          <table:table-cell table:number-columns-repeated="1016"/>
        </table:table-row>
        <table:table-row table:style-name="ro1">
          <table:table-cell/>
          <table:table-cell table:content-validation-name="val4"/>
          <table:table-cell table:number-columns-repeated="5"/>
          <table:table-cell office:value-type="string" calcext:value-type="string">
            <text:p>11 Mississippi</text:p>
          </table:table-cell>
          <table:table-cell table:number-columns-repeated="1016"/>
        </table:table-row>
        <table:table-row table:style-name="ro1">
          <table:table-cell/>
          <table:table-cell table:content-validation-name="val5"/>
          <table:table-cell table:number-columns-repeated="5"/>
          <table:table-cell office:value-type="string" calcext:value-type="string">
            <text:p>12 Mississippi</text:p>
          </table:table-cell>
          <table:table-cell table:number-columns-repeated="1016"/>
        </table:table-row>
        <table:table-row table:style-name="ro1">
          <table:table-cell/>
          <table:table-cell table:content-validation-name="val6"/>
          <table:table-cell table:number-columns-repeated="5"/>
          <table:table-cell office:value-type="string" calcext:value-type="string">
            <text:p>13 Mississippi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14 Mississippi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15 Mississippi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16 Mississippi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17 Mississippi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18 Mississippi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19 Mississippi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20 Mississippi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21 Mississippi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22 Mississippi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23 Mississippi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24 Mississippi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25 Mississippi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26 Mississippi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27 Mississippi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28 Mississippi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29 Mississippi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30 Mississippi</text:p>
          </table:table-cell>
          <table:table-cell table:number-columns-repeated="1016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ules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4"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ble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rrupt fil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must be less than 256 characters lon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rrupt file</text:p>
          </table:table-cell>
          <table:table-cell office:value-type="string" calcext:value-type="string">
            <text:p>all except list</text:p>
          </table:table-cell>
          <table:table-cell office:value-type="string" calcext:value-type="string">
            <text:p>starts with a number but contains non-numbers (1m1ss1ss1ppi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rrupt file</text:p>
          </table:table-cell>
          <table:table-cell office:value-type="string" calcext:value-type="string">
            <text:p>all except list</text:p>
          </table:table-cell>
          <table:table-cell office:value-type="string" calcext:value-type="string">
            <text:p>number is separated by a space (M1ss1ss1pp <text:s/>1, M1ss1ss 1pp1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rrupt file</text:p>
          </table:table-cell>
          <table:table-cell office:value-type="string" calcext:value-type="string">
            <text:p>date, time</text:p>
          </table:table-cell>
          <table:table-cell office:value-type="string" calcext:value-type="string">
            <text:p>invalid date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warning</text:p>
          </table:table-cell>
          <table:table-cell office:value-type="string" calcext:value-type="string">
            <text:p>all except list, date, time </text:p>
          </table:table-cell>
          <table:table-cell office:value-type="string" calcext:value-type="string">
            <text:p>contains a space. MAY be longer than 255 chars, but only shows 244.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no warning</text:p>
          </table:table-cell>
          <table:table-cell office:value-type="string" calcext:value-type="string">
            <text:p>Whole, Decimal, length</text:p>
          </table:table-cell>
          <table:table-cell office:value-type="string" calcext:value-type="string">
            <text:p>huge numbers – may be longer than 255 chars.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ules" style:display-name="PageStyle_ru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ests" style:display-name="PageStyle_tests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2</meta:editing-cycles>
    <meta:creation-date>2017-05-25T14:11:41</meta:creation-date>
    <dc:date>2017-05-25T19:01:16.305167493</dc:date>
    <dc:language>en-GB</dc:language>
    <meta:editing-duration>PT1H36M43S</meta:editing-duration>
    <meta:generator>LibreOffice/5.3.3.2$Linux_X86_64 LibreOffice_project/30m0$Build-2</meta:generator>
    <meta:document-statistic meta:table-count="2" meta:cell-count="5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